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 <text:s text:c="9"/>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34.6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60.2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72.2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20.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63.3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63.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47.6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49.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66.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60.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62.2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74.3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87.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79.3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77.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71.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7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2:07:57.246132497</meta:creation-date>
    <dc:date>2018-04-25T02:17:28.169206635</dc:date>
    <meta:editing-duration>PT9M31S</meta:editing-duration>
    <meta:editing-cycles>2</meta:editing-cycles>
    <meta:generator>LibreOffice/5.1.6.2$Linux_X86_64 LibreOffice_project/10m0$Build-2</meta:generator>
    <meta:document-statistic meta:table-count="1" meta:cell-count="38" meta:object-count="0"/>
  </office:meta>
</office:document-meta>
</file>